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Iosevka" svg:font-family="Iosevka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000000" draw:textarea-horizontal-align="justify" draw:textarea-vertical-align="middle" draw:auto-grow-height="false" fo:min-height="6.396cm" fo:min-width="6.146cm"/>
    </style:style>
    <style:style style:name="gr2" style:family="graphic" style:parent-style-name="standard">
      <style:graphic-properties draw:stroke="solid" draw:stroke-dash="Dashed_20__28_var_29_" svg:stroke-width="0.212cm" svg:stroke-color="#b2b2b2" draw:marker-start="" draw:marker-start-width="0.518cm" draw:marker-end="Arrow" draw:marker-end-width="0.518cm" draw:fill="solid" draw:fill-color="#ffffff" draw:textarea-horizontal-align="justify" draw:textarea-vertical-align="middle" draw:auto-grow-height="false" fo:min-height="2.323cm" fo:min-width="2.073cm" fo:padding-top="0.231cm" fo:padding-bottom="0.231cm" fo:padding-left="0.356cm" fo:padding-right="0.356cm"/>
    </style:style>
    <style:style style:name="gr3" style:family="graphic" style:parent-style-name="standard">
      <style:graphic-properties draw:stroke="none" draw:fill="none" fo:min-height="3.179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none"/>
      <style:paragraph-properties fo:text-align="justify"/>
      <style:text-properties style:text-line-through-style="none" style:text-line-through-type="none" style:font-name="Iosevka" fo:font-size="55pt" fo:font-style="italic" fo:text-shadow="none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style:text-line-through-style="none" style:text-line-through-type="none" style:font-name="Iosevka" fo:font-size="55pt" fo:font-style="italic" fo:text-shadow="none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9.398cm" svg:x="0.25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937cm" svg:height="3.937cm" svg:x="3.552cm" svg:y="1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81cm" svg:height="3.429cm" svg:x="4.395cm" svg:y="1.925cm">
          <draw:text-box>
            <text:p text:style-name="P3"><text:span text:style-name="T1">∫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Iosevka" svg:font-family="Iosevka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17:40:07.043207557</meta:creation-date>
    <dc:date>2019-12-14T21:18:25.695813507</dc:date>
    <meta:editing-duration>PT3M</meta:editing-duration>
    <meta:editing-cycles>2</meta:editing-cycles>
    <meta:generator>LibreOffice/6.2.4.2.0$Linux_X86_64 LibreOffice_project/20$Build-2</meta:generator>
    <meta:document-statistic meta:object-count="3"/>
  </office:meta>
</office:document-meta>
</file>